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5pt solid #000000" fo:border-right="none" fo:border-top="0.5pt solid #000000" fo:border-bottom="0.5pt solid #000000"/>
    </style:style>
    <style:style style:name="Tableau2.C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C2" style:family="table-cell">
      <style:table-cell-properties fo:padding="0.097cm" fo:border-left="0.5pt solid #000000" fo:border-right="0.5pt solid #000000" fo:border-top="none" fo:border-bottom="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A1" style:family="table-cell">
      <style:table-cell-properties fo:padding="0.097cm" fo:border-left="0.5pt solid #000000" fo:border-right="none" fo:border-top="0.5pt solid #000000" fo:border-bottom="0.5pt solid #000000"/>
    </style:style>
    <style:style style:name="Tableau3.B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B2" style:family="table-cell">
      <style:table-cell-properties fo:padding="0.097cm" fo:border-left="0.5pt solid #000000" fo:border-right="0.5pt solid #000000" fo:border-top="none" fo:border-bottom="0.5pt solid #000000"/>
    </style:style>
    <style:style style:name="P1" style:family="paragraph" style:parent-style-name="Heading_20_1">
      <style:paragraph-properties fo:text-align="center" style:justify-single-word="false"/>
    </style:style>
    <style:style style:name="P2" style:family="paragraph" style:parent-style-name="Heading_20_1">
      <style:paragraph-properties fo:text-align="center" style:justify-single-word="false"/>
      <style:text-properties officeooo:paragraph-rsid="00041f60"/>
    </style:style>
    <style:style style:name="P3" style:family="paragraph" style:parent-style-name="Heading_20_1">
      <style:paragraph-properties fo:text-align="center" style:justify-single-word="false"/>
      <style:text-properties officeooo:rsid="00041f60" officeooo:paragraph-rsid="00041f60"/>
    </style:style>
    <style:style style:name="P4" style:family="paragraph" style:parent-style-name="Heading_20_2">
      <style:text-properties officeooo:rsid="00041f60" officeooo:paragraph-rsid="00041f60"/>
    </style:style>
    <style:style style:name="P5" style:family="paragraph" style:parent-style-name="Heading_20_2">
      <style:text-properties officeooo:paragraph-rsid="00041f60"/>
    </style:style>
    <style:style style:name="P6" style:family="paragraph" style:parent-style-name="Table_20_Contents">
      <style:paragraph-properties fo:text-align="center" style:justify-single-word="false"/>
      <style:text-properties officeooo:rsid="00041f60" officeooo:paragraph-rsid="00041f60"/>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fo:font-size="12pt" officeooo:rsid="00041f60" officeooo:paragraph-rsid="00041f60" style:font-size-asian="12pt" style:font-size-complex="12pt"/>
    </style:style>
    <style:style style:name="P9" style:family="paragraph" style:parent-style-name="Table_20_Contents">
      <style:paragraph-properties fo:text-align="center" style:justify-single-word="false"/>
      <style:text-properties fo:font-size="12pt" style:font-size-asian="12pt" style:font-size-complex="12pt"/>
    </style:style>
    <style:style style:name="P10" style:family="paragraph" style:parent-style-name="Text_20_body">
      <style:text-properties officeooo:paragraph-rsid="00012b24"/>
    </style:style>
    <style:style style:name="P11" style:family="paragraph" style:parent-style-name="Text_20_body">
      <style:text-properties officeooo:paragraph-rsid="00041f60"/>
    </style:style>
    <style:style style:name="P12" style:family="paragraph" style:parent-style-name="Text_20_body">
      <style:text-properties officeooo:rsid="00041f60" officeooo:paragraph-rsid="00041f60"/>
    </style:style>
    <style:style style:name="P13" style:family="paragraph" style:parent-style-name="Text_20_body" style:list-style-name="L2"/>
    <style:style style:name="P14" style:family="paragraph" style:parent-style-name="Text_20_body" style:list-style-name="L2">
      <style:paragraph-properties fo:margin-top="0cm" fo:margin-bottom="0cm" style:contextual-spacing="false"/>
    </style:style>
    <style:style style:name="P15" style:family="paragraph" style:parent-style-name="Text_20_body">
      <style:text-properties fo:font-weight="bold" style:font-weight-asian="bold" style:font-weight-complex="bold"/>
    </style:style>
    <style:style style:name="P16" style:family="paragraph" style:parent-style-name="Text_20_body" style:list-style-name="L3"/>
    <style:style style:name="P17" style:family="paragraph" style:parent-style-name="Text_20_body" style:list-style-name="L3">
      <style:paragraph-properties fo:margin-top="0cm" fo:margin-bottom="0cm" style:contextual-spacing="false"/>
      <style:text-properties officeooo:paragraph-rsid="00041f60"/>
    </style:style>
    <style:style style:name="P18" style:family="paragraph" style:parent-style-name="Title">
      <style:text-properties officeooo:rsid="00012b24" officeooo:paragraph-rsid="00012b24"/>
    </style:style>
    <style:style style:name="T1" style:family="text">
      <style:text-properties officeooo:rsid="00012b24"/>
    </style:style>
    <style:style style:name="T2" style:family="text">
      <style:text-properties officeooo:rsid="00041f60"/>
    </style:style>
    <style:style style:name="T3" style:family="text">
      <style:text-properties fo:font-weight="bold" style:font-weight-asian="bold" style:font-weight-complex="bold"/>
    </style:style>
    <style:style style:name="T4" style:family="text">
      <style:text-properties fo:font-weight="bold" officeooo:rsid="00041f60" style:font-weight-asian="bold"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text-underline-style="none" fo:font-weight="bold" style:font-style-asian="normal" style:font-weight-asian="bold" style:font-style-complex="normal" style:font-weight-complex="bold"/>
    </style:style>
    <style:style style:name="T7" style:family="text">
      <style:text-properties fo:font-weight="normal" style:font-weight-asian="normal" style:font-weight-complex="normal"/>
    </style:style>
    <style:style style:name="T8" style:family="text">
      <style:text-properties fo:font-weight="normal" officeooo:rsid="00041f60" style:font-weight-asian="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Règles du JDR</text:p>
      <text:h text:style-name="Heading_20_2" text:outline-level="2">Sources :</text:h>
      <text:p text:style-name="P10"><text:tab/><text:span text:style-name="T1">Inspirer de 2 jeux :</text:span></text:p>
      <text:p text:style-name="P11"><text:span text:style-name="T1"><text:tab/><text:tab/>-</text:span><text:a xlink:type="simple" xlink:href="../bravoure-et-infortune.pdf" text:style-name="Internet_20_link" text:visited-style-name="Visited_20_Internet_20_Link"><text:span text:style-name="T1">Bravoure et Infortunes</text:span></text:a></text:p>
      <text:p text:style-name="P11"><text:tab/><text:tab/>-<text:a xlink:type="simple" xlink:href="https://www.co-drs.org/fr/jeu/regles" text:style-name="Internet_20_link" text:visited-style-name="Visited_20_Internet_20_Link"><text:span text:style-name="T1">Chroniques Oubliée</text:span></text:a></text:p>
      <text:h text:style-name="P1" text:outline-level="1">Personnages</text:h>
      <text:p text:style-name="Text_20_body">La construction de Personnages Joueur s’appuie sur <text:a xlink:type="simple" xlink:href="../FichePerso.pdf" text:style-name="Internet_20_link" text:visited-style-name="Visited_20_Internet_20_Link">la Fiche Perso</text:a>.</text:p>
      <text:h text:style-name="Heading_20_2" text:outline-level="2" text:is-list-header="true">Caractéristiques :</text:h>
      <text:p text:style-name="Text_20_body">Le personnage est défini par six Caractéristiques (<text:span text:style-name="Strong_20_Emphasis">Carac.</text:span>) auxquelles on assigne un score constitué de deux parties : la valeur et le Modificateur (<text:span text:style-name="Strong_20_Emphasis">Mod.</text:span>).</text:p>
      <text:p text:style-name="Text_20_body">La valeur s’échelonne de 3 à 18 (1 à 20 pour un personnage non humain), les valeurs de 1 à 7 indiquent des Caractéristiques très faibles, 8 à 11 moyennes, 12 à 15 très bonnes, 16 à 19 exceptionnelles, et 20 à 21 surhumaines.</text:p>
      <text:p text:style-name="P11">La <text:span text:style-name="Strong_20_Emphasis">Force</text:span> (<text:span text:style-name="Strong_20_Emphasis">FOR</text:span>) mesure la puissance physique et musculaire.<text:line-break/><text:span text:style-name="Emphasis">Gagner un bras de fer, soulever, tordre, lancer un objet lourd, immobiliser un adversaire. Attaquer au contact.</text:span></text:p>
      <text:p text:style-name="Text_20_body">La <text:span text:style-name="Strong_20_Emphasis">Dextérité</text:span> (<text:span text:style-name="Strong_20_Emphasis">DEX</text:span>) évalue l’agilité, les réflexes et l’adresse.<text:line-break/><text:span text:style-name="Emphasis">Faire des acrobaties, tenir en équilibre, grimper, sauter, sprinter, se déplacer en silence, crocheter, chaparder, esquiver une attaque. Attaquer à distance.</text:span></text:p>
      <text:p text:style-name="Text_20_body">La <text:span text:style-name="Strong_20_Emphasis">Constitution</text:span> (<text:span text:style-name="Strong_20_Emphasis">CON</text:span>) représente la santé et l’endurance.<text:line-break/><text:span text:style-name="Emphasis">Résister aux éléments, à la fatigue, aux poisons, aux privations, courir longtemps. Encaisser des blessures.</text:span></text:p>
      <text:p text:style-name="Text_20_body">L’<text:span text:style-name="Strong_20_Emphasis">Intelligence</text:span> (<text:span text:style-name="Strong_20_Emphasis">INT</text:span>) représente les capacités d’apprentissage et de raisonnement.<text:line-break/><text:span text:style-name="Emphasis">Raisonner, comprendre, connaître, apprendre, se souvenir, chercher, trouver une information (livre). Attaquer par magie.</text:span></text:p>
      <text:p text:style-name="Text_20_body">La <text:span text:style-name="Strong_20_Emphasis">Sagesse</text:span> (<text:span text:style-name="Strong_20_Emphasis">SAG</text:span>) relie le personnage à l’univers : volonté, intuition, perception.<text:line-break/><text:span text:style-name="Emphasis">Observer, entendre, détecter, repérer, pister, deviner, ressentir. Résister à la peur ou aux influences mentales.</text:span></text:p>
      <text:p text:style-name="Text_20_body">Le <text:span text:style-name="Strong_20_Emphasis">Charisme</text:span> (<text:span text:style-name="Strong_20_Emphasis">CHA</text:span>) traduit la force de persuasion, la présence et la capacité à commander.<text:line-break/><text:span text:style-name="Emphasis">Bluffer, mentir, négocier, séduire, intimider, convaincre.</text:span></text:p>
      <text:p text:style-name="P11"><text:span text:style-name="Emphasis"><text:span text:style-name="T2">Répartition : <text:tab/>L</text:span></text:span>ancez 4d6 et faites la somme des 3 meilleurs résultats à 6 reprises, puis répartissez les valeurs obtenues dans les différentes Carac. Modifiez-les selon <text:span text:style-name="T2">les autres joueur pour harmoniser</text:span> et indiquez les Mod. correspondants.</text:p>
      <text:p text:style-name="P11"/>
      <text:p text:style-name="Text_20_body"><text:soft-page-break/><text:span text:style-name="Emphasis">Table des Modificateurs de Caractéristique :</text:span></text:p>
      <table:table table:name="Tableau1" table:style-name="Tableau1">
        <table:table-column table:style-name="Tableau1.A" table:number-columns-repeated="2"/>
        <table:table-row>
          <table:table-cell table:style-name="Tableau1.A1" office:value-type="string">
            <text:p text:style-name="P7">V<text:span text:style-name="T2">aleur</text:span></text:p>
          </table:table-cell>
          <table:table-cell table:style-name="Tableau1.B1" office:value-type="string">
            <text:p text:style-name="P6">Modificateur</text:p>
          </table:table-cell>
        </table:table-row>
        <table:table-row>
          <table:table-cell table:style-name="Tableau1.A2" office:value-type="string">
            <text:p text:style-name="P8">1-3</text:p>
          </table:table-cell>
          <table:table-cell table:style-name="Tableau1.B2" office:value-type="string">
            <text:p text:style-name="P9">-<text:span text:style-name="T2">4</text:span></text:p>
          </table:table-cell>
        </table:table-row>
        <table:table-row>
          <table:table-cell table:style-name="Tableau1.A2" office:value-type="string">
            <text:p text:style-name="P8">4-5</text:p>
          </table:table-cell>
          <table:table-cell table:style-name="Tableau1.B2" office:value-type="string">
            <text:p text:style-name="P9">-<text:span text:style-name="T2">3</text:span></text:p>
          </table:table-cell>
        </table:table-row>
        <table:table-row>
          <table:table-cell table:style-name="Tableau1.A2" office:value-type="string">
            <text:p text:style-name="P8">6-7</text:p>
          </table:table-cell>
          <table:table-cell table:style-name="Tableau1.B2" office:value-type="string">
            <text:p text:style-name="P9">-<text:span text:style-name="T2">2</text:span></text:p>
          </table:table-cell>
        </table:table-row>
        <table:table-row>
          <table:table-cell table:style-name="Tableau1.A2" office:value-type="string">
            <text:p text:style-name="P8">8-9</text:p>
          </table:table-cell>
          <table:table-cell table:style-name="Tableau1.B2" office:value-type="string">
            <text:p text:style-name="P9">-<text:span text:style-name="T2">1</text:span></text:p>
          </table:table-cell>
        </table:table-row>
        <table:table-row>
          <table:table-cell table:style-name="Tableau1.A2" office:value-type="string">
            <text:p text:style-name="P8">10-11</text:p>
          </table:table-cell>
          <table:table-cell table:style-name="Tableau1.B2" office:value-type="string">
            <text:p text:style-name="P8">0</text:p>
          </table:table-cell>
        </table:table-row>
        <table:table-row>
          <table:table-cell table:style-name="Tableau1.A2" office:value-type="string">
            <text:p text:style-name="P8">12-13</text:p>
          </table:table-cell>
          <table:table-cell table:style-name="Tableau1.B2" office:value-type="string">
            <text:p text:style-name="P8">+1</text:p>
          </table:table-cell>
        </table:table-row>
        <table:table-row>
          <table:table-cell table:style-name="Tableau1.A2" office:value-type="string">
            <text:p text:style-name="P8">14-15</text:p>
          </table:table-cell>
          <table:table-cell table:style-name="Tableau1.B2" office:value-type="string">
            <text:p text:style-name="P8">+2</text:p>
          </table:table-cell>
        </table:table-row>
        <table:table-row>
          <table:table-cell table:style-name="Tableau1.A2" office:value-type="string">
            <text:p text:style-name="P8">16-17</text:p>
          </table:table-cell>
          <table:table-cell table:style-name="Tableau1.B2" office:value-type="string">
            <text:p text:style-name="P8">+3</text:p>
          </table:table-cell>
        </table:table-row>
        <table:table-row>
          <table:table-cell table:style-name="Tableau1.A2" office:value-type="string">
            <text:p text:style-name="P8">18-19</text:p>
          </table:table-cell>
          <table:table-cell table:style-name="Tableau1.B2" office:value-type="string">
            <text:p text:style-name="P8">+4</text:p>
          </table:table-cell>
        </table:table-row>
        <table:table-row>
          <table:table-cell table:style-name="Tableau1.A2" office:value-type="string">
            <text:p text:style-name="P8">20-21</text:p>
          </table:table-cell>
          <table:table-cell table:style-name="Tableau1.B2" office:value-type="string">
            <text:p text:style-name="P8">+5</text:p>
          </table:table-cell>
        </table:table-row>
      </table:table>
      <text:p text:style-name="P11"/>
      <text:p text:style-name="P12">On rempli <text:span text:style-name="T5">les PV</text:span> en fonction de taille, âge, poids, description physique et constitution.20&lt;PV&lt;100</text:p>
      <text:h text:style-name="P4" text:outline-level="2">Traits :</text:h>
      <text:p text:style-name="P11">Les Traits définissent les points forts d'un personnage et pourront l'aider à accomplir des Actions avec plus de facilité. <text:span text:style-name="T2">Au début +1 en modificateur.</text:span></text:p>
      <text:p text:style-name="P11"><text:span text:style-name="T2">La nature </text:span>d'un Trait est très variable. Il peut s'agir d'un métier, d'une occupation ou d'un hobby, d'un trait de caractère, d'une compétence particulière, d'un type de magie, de super-pouvoirs.</text:p>
      <text:p text:style-name="P12">Les trait doivent être Précis et variés entre eux. Mais pas trop précis non plus.</text:p>
      <text:p text:style-name="P12">Une bonne astuce est de choisir un Trait de métier, un Trait de combat ainsi qu'un Trait social décrivant le caractère du personnage.</text:p>
      <text:h text:style-name="P4" text:outline-level="2">Objets :</text:h>
      <text:p text:style-name="P11">Ces Objets, qui offrent des <text:span text:style-name="T2">statistiques </text:span>supplémentaires lors des Actions.</text:p>
      <text:p text:style-name="P11">Il peut s'agir d'armes, d'outils, de gadgets <text:span text:style-name="T2">de Tenues/Armures, de sort, de parchemin</text:span>.</text:p>
      <text:h text:style-name="P4" text:outline-level="2">Atout :</text:h>
      <text:p text:style-name="P11"><text:span text:style-name="T2">L</text:span>'Atout est un peu la botte secrète du personnage, un élément sur lequel il est particulièrement à l'aise. Il doit être plus précis qu'un Trait et n'intervenir qu'à certaines conditions bien précises.</text:p>
      <text:p text:style-name="P12">Il offre une chance de critique plus grande de 1/20, genre 19-20 deviennent critiques.</text:p>
      <text:h text:style-name="P4" text:outline-level="2" text:is-list-header="true">Défaut :</text:h>
      <text:p text:style-name="P11"><text:span text:style-name="T2">Co</text:span>mme l'Atout, le Défaut doit être suffisamment précis. Il doit intervenir ponctuellement dans la vie du personnage sans être trop handicapant au quotidien. </text:p>
      <text:p text:style-name="P12">Il offre une chance de critique plus grande de 1/20, genre 1-2 deviennent critiques.</text:p>
      <text:h text:style-name="P3" text:outline-level="1"><text:soft-page-break/>Actions</text:h>
      <text:p text:style-name="Text_20_body">Lorsqu’un joueur décrit une action entreprise par son personnage, <text:span text:style-name="Strong_20_Emphasis">le MJ a deux possibilités</text:span> :</text:p>
      <text:list text:style-name="L2">
        <text:list-item>
          <text:p text:style-name="P14">Il décide lui-même du résultat, généralement lorsqu’il sait que l’action ne peut que réussir ou échouer, et dans ce cas, il décrit immédiatement la suite des événements. </text:p>
        </text:list-item>
        <text:list-item>
          <text:p text:style-name="P13">Il a recours à un <text:span text:style-name="Strong_20_Emphasis">test</text:span>, si le résultat de l’action est incertain. </text:p>
        </text:list-item>
      </text:list>
      <text:h text:style-name="P4" text:outline-level="2">Bravoure et Infortune :</text:h>
      <text:p text:style-name="P12">Ses points ne sont valable que durant la Session, à la fin de la Session il sont remis à 0.</text:p>
      <text:p text:style-name="P12">Il influence la facilité que le joueur a pour entreprendre des actions.</text:p>
      <text:p text:style-name="P12">Les points de Bravoures se gagne sur une réussite critique.</text:p>
      <text:p text:style-name="P12">Les points d’Infortune se gagne sur un échec critique.</text:p>
      <text:p text:style-name="P12">Si un joueur se prend 4 d’infortune alors il fait downgrade une capacité ou un trait ou un objet de son choix puis retourne à 0 d’infortune.</text:p>
      <text:p text:style-name="P12">Les points de Bravoures peuvent se transformer en XP quand les joueurs sont en temps libre.</text:p>
      <text:h text:style-name="Heading_20_2" text:outline-level="2">Résolution d’un test :</text:h>
      <text:p text:style-name="Text_20_body">Pour effectuer un test, le joueur (ou le MJ, selon qui agit) jette un d20 et ajoute au résultat obtenu le Mod. de la Carac. concernée. Pour réussir l’action, le résultat final doit être supérieur ou égal à la difficulté du test :</text:p>
      <text:p text:style-name="P15">d20 + Mod. de Carac. &gt;= difficulté</text:p>
      <text:p text:style-name="Text_20_body">Le MJ peut aussi appliquer toutes sortes de <text:span text:style-name="T3">bonus et malus</text:span> au test en fonction de la situation, et le joueur peut avoir à ajouter un bonus à son résultat en fonction de certaines capacités.</text:p>
      <text:p text:style-name="P12">Un <text:span text:style-name="T3">joueur peut aider un autre</text:span> en réalisant le même test que lui, en réussite il lui offre un <text:span text:style-name="T3">bonus de +2, si il rate un malus de -1 .</text:span></text:p>
      <text:p text:style-name="Text_20_body">Table des difficultés :</text:p>
      <table:table table:name="Tableau2" table:style-name="Tableau2">
        <table:table-column table:style-name="Tableau2.A" table:number-columns-repeated="3"/>
        <table:table-row>
          <table:table-cell table:style-name="Tableau2.A1" office:value-type="string">
            <text:p text:style-name="P7">T<text:span text:style-name="T2">ype de difficulté</text:span></text:p>
          </table:table-cell>
          <table:table-cell table:style-name="Tableau2.A1" office:value-type="string">
            <text:p text:style-name="P6">Difficulté du test</text:p>
          </table:table-cell>
          <table:table-cell table:style-name="Tableau2.C1" office:value-type="string">
            <text:p text:style-name="P6">Réussite Critique s’applique</text:p>
          </table:table-cell>
        </table:table-row>
        <table:table-row>
          <table:table-cell table:style-name="Tableau2.A2" office:value-type="string">
            <text:p text:style-name="P6">Facile</text:p>
          </table:table-cell>
          <table:table-cell table:style-name="Tableau2.A2" office:value-type="string">
            <text:p text:style-name="P6">5</text:p>
          </table:table-cell>
          <table:table-cell table:style-name="Tableau2.C2" office:value-type="string">
            <text:p text:style-name="P6">OUI</text:p>
          </table:table-cell>
        </table:table-row>
        <table:table-row>
          <table:table-cell table:style-name="Tableau2.A2" office:value-type="string">
            <text:p text:style-name="P6">Moyenne</text:p>
          </table:table-cell>
          <table:table-cell table:style-name="Tableau2.A2" office:value-type="string">
            <text:p text:style-name="P6">10</text:p>
          </table:table-cell>
          <table:table-cell table:style-name="Tableau2.C2" office:value-type="string">
            <text:p text:style-name="P6">OUI</text:p>
          </table:table-cell>
        </table:table-row>
        <table:table-row>
          <table:table-cell table:style-name="Tableau2.A2" office:value-type="string">
            <text:p text:style-name="P6">Difficile</text:p>
          </table:table-cell>
          <table:table-cell table:style-name="Tableau2.A2" office:value-type="string">
            <text:p text:style-name="P6">15</text:p>
          </table:table-cell>
          <table:table-cell table:style-name="Tableau2.C2" office:value-type="string">
            <text:p text:style-name="P6">OUI</text:p>
          </table:table-cell>
        </table:table-row>
        <table:table-row>
          <table:table-cell table:style-name="Tableau2.A2" office:value-type="string">
            <text:p text:style-name="P6">Très Difficile</text:p>
          </table:table-cell>
          <table:table-cell table:style-name="Tableau2.A2" office:value-type="string">
            <text:p text:style-name="P6">20</text:p>
          </table:table-cell>
          <table:table-cell table:style-name="Tableau2.C2" office:value-type="string">
            <text:p text:style-name="P6">NON</text:p>
          </table:table-cell>
        </table:table-row>
        <table:table-row>
          <table:table-cell table:style-name="Tableau2.A2" office:value-type="string">
            <text:p text:style-name="P6">Extrèmement difficile</text:p>
          </table:table-cell>
          <table:table-cell table:style-name="Tableau2.A2" office:value-type="string">
            <text:p text:style-name="P6">25</text:p>
          </table:table-cell>
          <table:table-cell table:style-name="Tableau2.C2" office:value-type="string">
            <text:p text:style-name="P6">NON</text:p>
          </table:table-cell>
        </table:table-row>
        <table:table-row>
          <table:table-cell table:style-name="Tableau2.A2" office:value-type="string">
            <text:p text:style-name="P6">Impossible</text:p>
          </table:table-cell>
          <table:table-cell table:style-name="Tableau2.A2" office:value-type="string">
            <text:p text:style-name="P6">30</text:p>
          </table:table-cell>
          <table:table-cell table:style-name="Tableau2.C2" office:value-type="string">
            <text:p text:style-name="P6">NON</text:p>
          </table:table-cell>
        </table:table-row>
      </table:table>
      <text:p text:style-name="P12"/>
      <text:h text:style-name="P4" text:outline-level="2">Résultats Critiques :</text:h>
      <text:p text:style-name="P12">Dans les cas plus difficile que « Difficile » la réussite est déjà réussite critique.</text:p>
      <text:p text:style-name="P12"><text:soft-page-break/>Une <text:span text:style-name="T6">réussite Critique</text:span> est un <text:span text:style-name="T3">20 au résultat du dé</text:span> ( sans mod. ). </text:p>
      <text:p text:style-name="P12"><text:tab/>La réussite est automatique.</text:p>
      <text:p text:style-name="P12"><text:tab/>Le MJ étoffe la réussite.</text:p>
      <text:p text:style-name="P12"><text:tab/>elle apporte <text:span text:style-name="T3">+1 en Bravoure</text:span>.</text:p>
      <text:p text:style-name="P12">Un <text:span text:style-name="T3">échec Critique</text:span> est un <text:span text:style-name="T3">1 au résultat du dé</text:span> (sans mod.). </text:p>
      <text:p text:style-name="P12"><text:tab/>L’échec est automatique.</text:p>
      <text:p text:style-name="P12"><text:tab/>Le MJ étoffe l’échec.</text:p>
      <text:p text:style-name="P12"><text:tab/>il apporte <text:span text:style-name="T3">+1 en Infortune</text:span>.</text:p>
      <text:h text:style-name="Heading_20_2" text:outline-level="2">Test en Opposition :</text:h>
      <text:p text:style-name="Text_20_body">Quand plusieurs adversaires sont engagés dans une action qui les oppose directement, on dit qu’ils sont « en opposition ». Lors d’un test en opposition, les adversaires font chacun un test.</text:p>
      <text:p text:style-name="Text_20_body"><text:span text:style-name="Strong_20_Emphasis">Celui qui obtient le plus grand résultat l’emporte.</text:span></text:p>
      <text:h text:style-name="P5" text:outline-level="2"><text:span text:style-name="Strong_20_Emphasis"><text:span text:style-name="T2">Combat :</text:span></text:span></text:h>
      <text:p text:style-name="P11"><text:span text:style-name="Strong_20_Emphasis"><text:span text:style-name="T4">L’ordre de jeu est déterminé par la bravoure</text:span></text:span><text:span text:style-name="Strong_20_Emphasis"><text:span text:style-name="T8"> des Joueurs. En cas d’égalité c’est eux qui choisissent.</text:span></text:span></text:p>
      <text:p text:style-name="P11"><text:span text:style-name="Strong_20_Emphasis"><text:span text:style-name="T8">À son tour de jeu, un personnage peut effectuer :</text:span></text:span></text:p>
      <text:list text:style-name="L3">
        <text:list-item>
          <text:p text:style-name="P17"><text:span text:style-name="Strong_20_Emphasis"><text:span text:style-name="T7">1 action de mouvement et 1 action d’attaque</text:span></text:span></text:p>
        </text:list-item>
        <text:list-item>
          <text:p text:style-name="P16"><text:span text:style-name="Strong_20_Emphasis"><text:span text:style-name="T7">2 actions de mouvement</text:span></text:span></text:p>
        </text:list-item>
      </text:list>
      <text:p text:style-name="P11"><text:span text:style-name="Strong_20_Emphasis"><text:span text:style-name="T8">une action de mouvement nécessite un test que si il est complexe/improbable.</text:span></text:span></text:p>
      <text:p text:style-name="P11"><text:span text:style-name="Strong_20_Emphasis"><text:span text:style-name="T8">Une </text:span></text:span><text:span text:style-name="Strong_20_Emphasis"><text:span text:style-name="T4">action d’attaque</text:span></text:span><text:span text:style-name="Strong_20_Emphasis"><text:span text:style-name="T8"> nécessite toujours un test. En cas de réussite il infligera les dégâts ses modificateurs d’objets plus le résultat du dé.</text:span></text:span></text:p>
      <text:p text:style-name="P11"><text:span text:style-name="Strong_20_Emphasis"><text:span text:style-name="T8">Lors d’une action d’attaque, la cible peut se défendre.</text:span></text:span></text:p>
      <text:p text:style-name="P11"><text:span text:style-name="Strong_20_Emphasis"><text:span text:style-name="T8">Une </text:span></text:span><text:span text:style-name="Strong_20_Emphasis"><text:span text:style-name="T4">action de défense</text:span></text:span><text:span text:style-name="Strong_20_Emphasis"><text:span text:style-name="T8"> nécessite un test. En cas de réussite il prend les dégâts que son adversaire lui inflige moins la défense de ses modificateurs d’objets plus le résultat du dé.</text:span></text:span></text:p>
      <text:p text:style-name="P11"><text:span text:style-name="Strong_20_Emphasis"><text:span text:style-name="T4">Le score d’attaque/défense = D20 + Mod. D’Objet</text:span></text:span></text:p>
      <text:h text:style-name="P5" text:outline-level="2"><text:span text:style-name="Strong_20_Emphasis"><text:span text:style-name="T2">Inconscience et mort</text:span></text:span></text:h>
      <text:p text:style-name="P11"><text:span text:style-name="Strong_20_Emphasis"><text:span text:style-name="T7">Quand un personnage </text:span></text:span><text:span text:style-name="Strong_20_Emphasis">tombe à 0 PV</text:span><text:span text:style-name="Strong_20_Emphasis"><text:span text:style-name="T7"> (on ne compte pas les PV perdus en dessous de 0), il tombe au sol, inconscient, et ne peut plus agir.</text:span></text:span></text:p>
      <text:p text:style-name="P11"><text:span text:style-name="Strong_20_Emphasis"><text:span text:style-name="T7">S’il ne bénéficie pas d’un sort de soins, d’une potion ou d’une aide médicale quelconque dans l’heure qui suit (un test d’INT difficulté 10 suffit), il meurt définitivement. Pour le joueur, c’est la fin de la partie. Snif…</text:span></text:span></text:p>
      <text:h text:style-name="P2" text:outline-level="1"><text:soft-page-break/><text:span text:style-name="Strong_20_Emphasis"><text:span text:style-name="T2">Expérience</text:span></text:span></text:h>
      <text:p text:style-name="P12">Comme dis un joueur gagne de l’expérience en fonction de sa Bravoure, 1 Bravoure = 1 XP</text:p>
      <text:p text:style-name="P12">le joueur peut utiliser son XP que à la fin de la session pour soit Créer un Trait, soit Augmenter un élément.</text:p>
      <text:p text:style-name="P12">Pour augmenter une Caractéristique, un Trait ou un Objet, il suffit de dépenser autant d'XP que le carré du score. Il est obligatoire de monter niveau par niveau, impossible de passer outre des niveaux intermédiaires. </text:p>
      <text:p text:style-name="P12">Pour les Caractéristiques on prend le modificateur pour le calcul.</text:p>
      <text:p text:style-name="P12">Tableau de coût d’XP :</text:p>
      <table:table table:name="Tableau3" table:style-name="Tableau3">
        <table:table-column table:style-name="Tableau3.A" table:number-columns-repeated="2"/>
        <table:table-row>
          <table:table-cell table:style-name="Tableau3.A1" office:value-type="string">
            <text:p text:style-name="P7">S<text:span text:style-name="T2">core</text:span></text:p>
          </table:table-cell>
          <table:table-cell table:style-name="Tableau3.B1" office:value-type="string">
            <text:p text:style-name="P6">Coût en XP</text:p>
          </table:table-cell>
        </table:table-row>
        <table:table-row>
          <table:table-cell table:style-name="Tableau3.A2" office:value-type="string">
            <text:p text:style-name="P6">1</text:p>
          </table:table-cell>
          <table:table-cell table:style-name="Tableau3.B2" office:value-type="string">
            <text:p text:style-name="P6">1</text:p>
          </table:table-cell>
        </table:table-row>
        <table:table-row>
          <table:table-cell table:style-name="Tableau3.A2" office:value-type="string">
            <text:p text:style-name="P6">2</text:p>
          </table:table-cell>
          <table:table-cell table:style-name="Tableau3.B2" office:value-type="string">
            <text:p text:style-name="P6">4</text:p>
          </table:table-cell>
        </table:table-row>
        <table:table-row>
          <table:table-cell table:style-name="Tableau3.A2" office:value-type="string">
            <text:p text:style-name="P6">3</text:p>
          </table:table-cell>
          <table:table-cell table:style-name="Tableau3.B2" office:value-type="string">
            <text:p text:style-name="P6">9</text:p>
          </table:table-cell>
        </table:table-row>
        <table:table-row>
          <table:table-cell table:style-name="Tableau3.A2" office:value-type="string">
            <text:p text:style-name="P6">4</text:p>
          </table:table-cell>
          <table:table-cell table:style-name="Tableau3.B2" office:value-type="string">
            <text:p text:style-name="P6">16</text:p>
          </table:table-cell>
        </table:table-row>
        <table:table-row>
          <table:table-cell table:style-name="Tableau3.A2" office:value-type="string">
            <text:p text:style-name="P6">5</text:p>
          </table:table-cell>
          <table:table-cell table:style-name="Tableau3.B2" office:value-type="string">
            <text:p text:style-name="P6">25</text:p>
          </table:table-cell>
        </table:table-row>
        <table:table-row>
          <table:table-cell table:style-name="Tableau3.A2" office:value-type="string">
            <text:p text:style-name="P6">6</text:p>
          </table:table-cell>
          <table:table-cell table:style-name="Tableau3.B2" office:value-type="string">
            <text:p text:style-name="P6">36</text:p>
          </table:table-cell>
        </table:table-row>
        <table:table-row>
          <table:table-cell table:style-name="Tableau3.A2" office:value-type="string">
            <text:p text:style-name="P6">7</text:p>
          </table:table-cell>
          <table:table-cell table:style-name="Tableau3.B2" office:value-type="string">
            <text:p text:style-name="P6">49</text:p>
          </table:table-cell>
        </table:table-row>
        <table:table-row>
          <table:table-cell table:style-name="Tableau3.A2" office:value-type="string">
            <text:p text:style-name="P6">8</text:p>
          </table:table-cell>
          <table:table-cell table:style-name="Tableau3.B2" office:value-type="string">
            <text:p text:style-name="P6">64</text:p>
          </table:table-cell>
        </table:table-row>
        <table:table-row>
          <table:table-cell table:style-name="Tableau3.A2" office:value-type="string">
            <text:p text:style-name="P6">9</text:p>
          </table:table-cell>
          <table:table-cell table:style-name="Tableau3.B2" office:value-type="string">
            <text:p text:style-name="P6">81</text:p>
          </table:table-cell>
        </table:table-row>
        <table:table-row>
          <table:table-cell table:style-name="Tableau3.A2" office:value-type="string">
            <text:p text:style-name="P6">10</text:p>
          </table:table-cell>
          <table:table-cell table:style-name="Tableau3.B2" office:value-type="string">
            <text:p text:style-name="P6">100</text:p>
          </table:table-cell>
        </table:table-row>
      </table:table>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7T16:26:54.357069790</meta:creation-date>
    <dc:date>2023-03-07T19:08:09.085460744</dc:date>
    <meta:editing-duration>PT2H41M15S</meta:editing-duration>
    <meta:editing-cycles>2</meta:editing-cycles>
    <meta:generator>LibreOffice/7.5.1.2$Linux_X86_64 LibreOffice_project/fcbaee479e84c6cd81291587d2ee68cba099e129</meta:generator>
    <meta:document-statistic meta:table-count="3" meta:image-count="0" meta:object-count="0" meta:page-count="5" meta:paragraph-count="147" meta:word-count="1261" meta:character-count="7367" meta:non-whitespace-character-count="6239"/>
  </office:meta>
</office:document-meta>
</file>